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_32__20_Dots_20_1_20_Dash"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3.68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3.792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3.733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3.814cm" fo:padding-top="0.142cm" fo:padding-bottom="0.142cm" fo:padding-left="0.267cm" fo:padding-right="0.267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909cm" fo:min-width="20.074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fo:min-height="1.661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Nimbus Roman No9 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Nimbus Roman No9 L" fo:font-size="16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Nimbus Roman No9 L" fo:font-weight="bold"/>
    </style:style>
    <style:style style:name="T1" style:family="text">
      <style:text-properties style:font-name="Nimbus Roman No9 L" fo:font-weight="bold" style:font-weight-asian="bold" style:font-weight-complex="bold"/>
    </style:style>
    <style:style style:name="T2" style:family="text">
      <style:text-properties style:font-name="Nimbus Roman No9 L" fo:font-size="16pt" fo:font-weight="bold"/>
    </style:style>
    <style:style style:name="T3" style:family="text">
      <style:text-properties style:font-name="Nimbus Roman No9 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524cm" svg:height="1.524cm" svg:x="13.545cm" svg:y="14.4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2.8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5.607cm" svg:y="11.7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5.794cm" svg:y="3.9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3.594cm" svg:y="11.8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24cm" svg:height="1.524cm" svg:x="15.918cm" svg:y="7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3.394cm" svg:y="7.2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9.746cm" svg:y="15.7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46cm" svg:y1="4.367cm" svg:x2="7.095cm" svg:y2="5.226cm" draw:start-shape="id1" draw:start-glue-point="8" draw:end-shape="id2" draw:end-glue-point="9" svg:d="M10446 4367l-3351 859" svg:viewBox="0 0 3352 860">
          <text:p/>
        </draw:connector>
        <draw:connector draw:style-name="gr3" draw:text-style-name="P3" draw:layer="layout" draw:type="line" svg:x1="10.446cm" svg:y1="4.367cm" svg:x2="10.508cm" svg:y2="15.749cm" draw:start-shape="id1" draw:start-glue-point="8" draw:end-shape="id3" draw:end-glue-point="4" svg:d="M10446 4367l62 11382" svg:viewBox="0 0 63 11383">
          <text:p/>
        </draw:connector>
        <draw:connector draw:style-name="gr2" draw:text-style-name="P3" draw:layer="layout" draw:type="line" svg:x1="10.446cm" svg:y1="4.367cm" svg:x2="4.695cm" svg:y2="8.526cm" draw:start-shape="id1" draw:start-glue-point="8" draw:end-shape="id4" draw:end-glue-point="9" svg:d="M10446 4367l-5751 4159" svg:viewBox="0 0 5752 4160">
          <text:p/>
        </draw:connector>
        <draw:connector draw:style-name="gr2" draw:text-style-name="P3" draw:layer="layout" draw:type="line" svg:x1="10.446cm" svg:y1="4.367cm" svg:x2="5.118cm" svg:y2="12.587cm" draw:start-shape="id1" draw:start-glue-point="8" draw:end-shape="id5" draw:end-glue-point="10" svg:d="M10446 4367l-5328 8220" svg:viewBox="0 0 5329 8221">
          <text:p/>
        </draw:connector>
        <draw:connector draw:style-name="gr3" draw:text-style-name="P3" draw:layer="layout" draw:type="line" svg:x1="7.095cm" svg:y1="5.226cm" svg:x2="4.695cm" svg:y2="8.526cm" draw:start-shape="id2" draw:start-glue-point="9" draw:end-shape="id4" draw:end-glue-point="9" svg:d="M7095 5226l-2400 3300" svg:viewBox="0 0 2401 3301">
          <text:p/>
        </draw:connector>
        <draw:connector draw:style-name="gr4" draw:text-style-name="P3" draw:layer="layout" draw:type="line" svg:x1="7.095cm" svg:y1="5.226cm" svg:x2="13.545cm" svg:y2="15.21cm" draw:start-shape="id2" draw:start-glue-point="9" draw:end-shape="id6" draw:end-glue-point="6" svg:d="M7095 5226l6450 9984" svg:viewBox="0 0 6451 9985">
          <text:p text:style-name="P1"><text:span text:style-name="T1"><text:s text:c="4"/></text:span></text:p>
        </draw:connector>
        <draw:connector draw:style-name="gr2" draw:text-style-name="P3" draw:layer="layout" draw:type="line" svg:x1="7.095cm" svg:y1="5.226cm" svg:x2="16.141cm" svg:y2="8.922cm" draw:start-shape="id2" draw:start-glue-point="9" draw:end-shape="id7" draw:end-glue-point="7" svg:d="M7095 5226l9046 3696" svg:viewBox="0 0 9047 3697">
          <text:p/>
        </draw:connector>
        <draw:connector draw:style-name="gr5" draw:text-style-name="P3" draw:layer="layout" draw:type="line" svg:x1="4.695cm" svg:y1="8.526cm" svg:x2="5.118cm" svg:y2="12.587cm" draw:start-shape="id4" draw:start-glue-point="9" draw:end-shape="id5" draw:end-glue-point="10" svg:d="M4695 8526l423 4061" svg:viewBox="0 0 424 4062">
          <text:p/>
        </draw:connector>
        <draw:connector draw:style-name="gr3" draw:text-style-name="P3" draw:layer="layout" draw:type="line" svg:x1="4.695cm" svg:y1="8.526cm" svg:x2="10.508cm" svg:y2="15.749cm" draw:start-shape="id4" draw:start-glue-point="9" draw:end-shape="id3" draw:end-glue-point="4" svg:d="M4695 8526l5813 7223" svg:viewBox="0 0 5814 7224">
          <text:p/>
        </draw:connector>
        <draw:connector draw:style-name="gr3" draw:text-style-name="P3" draw:layer="layout" draw:type="line" svg:x1="4.695cm" svg:y1="8.526cm" svg:x2="13.545cm" svg:y2="15.21cm" draw:start-shape="id4" draw:start-glue-point="9" draw:end-shape="id6" draw:end-glue-point="6" svg:d="M4695 8526l8850 6684" svg:viewBox="0 0 8851 6685">
          <text:p/>
        </draw:connector>
        <draw:connector draw:style-name="gr3" draw:text-style-name="P3" draw:layer="layout" draw:type="line" svg:x1="4.695cm" svg:y1="8.526cm" svg:x2="16.141cm" svg:y2="8.922cm" draw:start-shape="id4" draw:start-glue-point="9" draw:end-shape="id7" draw:end-glue-point="7" svg:d="M4695 8526l11446 396" svg:viewBox="0 0 11447 397">
          <text:p/>
        </draw:connector>
        <draw:connector draw:style-name="gr6" draw:text-style-name="P3" draw:layer="layout" draw:type="line" svg:x1="5.118cm" svg:y1="12.587cm" svg:x2="10.508cm" svg:y2="15.749cm" draw:start-shape="id5" draw:start-glue-point="10" draw:end-shape="id3" draw:end-glue-point="4" svg:d="M5118 12587l5390 3162" svg:viewBox="0 0 5391 3163">
          <text:p/>
        </draw:connector>
        <draw:connector draw:style-name="gr2" draw:text-style-name="P3" draw:layer="layout" draw:type="line" svg:x1="5.118cm" svg:y1="12.587cm" svg:x2="13.545cm" svg:y2="15.21cm" draw:start-shape="id5" draw:start-glue-point="10" draw:end-shape="id6" draw:end-glue-point="6" svg:d="M5118 12587l8427 2623" svg:viewBox="0 0 8428 2624">
          <text:p/>
        </draw:connector>
        <draw:connector draw:style-name="gr7" draw:text-style-name="P3" draw:layer="layout" draw:type="line" svg:x1="5.118cm" svg:y1="12.587cm" svg:x2="15.607cm" svg:y2="12.468cm" draw:start-shape="id5" draw:start-glue-point="10" draw:end-shape="id8" draw:end-glue-point="6" svg:d="M5118 12587l10489-119" svg:viewBox="0 0 10490 120">
          <text:p text:style-name="P1"><text:span text:style-name="T1"><text:s text:c="13"/></text:span></text:p>
        </draw:connector>
        <draw:connector draw:style-name="gr8" draw:text-style-name="P3" draw:layer="layout" draw:type="line" svg:x1="5.118cm" svg:y1="12.587cm" svg:x2="16.141cm" svg:y2="8.922cm" draw:start-shape="id5" draw:start-glue-point="10" draw:end-shape="id7" draw:end-glue-point="7" svg:d="M5118 12587l11023-3665" svg:viewBox="0 0 11024 3666">
          <text:p text:style-name="P1"><text:span text:style-name="T1"><text:s text:c="24"/></text:span></text:p>
        </draw:connector>
        <draw:connector draw:style-name="gr2" draw:text-style-name="P3" draw:layer="layout" draw:type="line" svg:x1="10.508cm" svg:y1="15.749cm" svg:x2="13.545cm" svg:y2="15.21cm" draw:start-shape="id3" draw:start-glue-point="4" draw:end-shape="id6" draw:end-glue-point="6" svg:d="M10508 15749l3037-539" svg:viewBox="0 0 3038 540">
          <text:p/>
        </draw:connector>
        <draw:connector draw:style-name="gr2" draw:text-style-name="P3" draw:layer="layout" draw:type="line" svg:x1="10.508cm" svg:y1="15.749cm" svg:x2="15.607cm" svg:y2="12.468cm" draw:start-shape="id3" draw:start-glue-point="4" draw:end-shape="id8" draw:end-glue-point="6" svg:d="M10508 15749l5099-3281" svg:viewBox="0 0 5100 3282">
          <text:p/>
        </draw:connector>
        <draw:connector draw:style-name="gr2" draw:text-style-name="P3" draw:layer="layout" draw:type="line" svg:x1="10.508cm" svg:y1="15.749cm" svg:x2="16.141cm" svg:y2="8.922cm" draw:start-shape="id3" draw:start-glue-point="4" draw:end-shape="id7" draw:end-glue-point="7" svg:d="M10508 15749l5633-6827" svg:viewBox="0 0 5634 6828">
          <text:p/>
        </draw:connector>
        <draw:connector draw:style-name="gr2" draw:text-style-name="P3" draw:layer="layout" draw:type="line" svg:x1="13.545cm" svg:y1="15.21cm" svg:x2="15.607cm" svg:y2="12.468cm" draw:start-shape="id6" draw:start-glue-point="6" draw:end-shape="id8" draw:end-glue-point="6" svg:d="M13545 15210l2062-2742" svg:viewBox="0 0 2063 2743">
          <text:p/>
        </draw:connector>
        <draw:connector draw:style-name="gr2" draw:text-style-name="P3" draw:layer="layout" draw:type="line" svg:x1="13.545cm" svg:y1="15.21cm" svg:x2="16.141cm" svg:y2="8.922cm" draw:start-shape="id6" draw:start-glue-point="6" draw:end-shape="id7" draw:end-glue-point="7" svg:d="M13545 15210l2596-6288" svg:viewBox="0 0 2597 6289">
          <text:p/>
        </draw:connector>
        <draw:connector draw:style-name="gr3" draw:text-style-name="P3" draw:layer="layout" draw:type="line" svg:x1="15.607cm" svg:y1="12.468cm" svg:x2="16.141cm" svg:y2="8.922cm" draw:start-shape="id8" draw:start-glue-point="6" draw:end-shape="id7" draw:end-glue-point="7" svg:d="M15607 12468l534-3546" svg:viewBox="0 0 535 3547">
          <text:p/>
        </draw:connector>
        <draw:custom-shape draw:style-name="gr1" draw:text-style-name="P2" xml:id="id9" draw:id="id9" draw:layer="layout" svg:width="1.524cm" svg:height="1.524cm" svg:x="13.819cm" svg:y="4.4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46cm" svg:y1="4.367cm" svg:x2="14.042cm" svg:y2="5.723cm" draw:start-shape="id1" draw:start-glue-point="8" draw:end-shape="id9" draw:end-glue-point="7" svg:d="M10446 4367l3596 1356" svg:viewBox="0 0 3597 1357">
          <text:p/>
        </draw:connector>
        <draw:connector draw:style-name="gr3" draw:text-style-name="P3" draw:layer="layout" draw:type="line" svg:x1="7.095cm" svg:y1="5.226cm" svg:x2="14.042cm" svg:y2="5.723cm" draw:start-shape="id2" draw:start-glue-point="9" draw:end-shape="id9" draw:end-glue-point="7" svg:d="M7095 5226l6947 497" svg:viewBox="0 0 6948 498">
          <text:p/>
        </draw:connector>
        <draw:connector draw:style-name="gr2" draw:text-style-name="P3" draw:layer="layout" draw:type="line" svg:x1="4.695cm" svg:y1="8.526cm" svg:x2="14.042cm" svg:y2="5.723cm" draw:start-shape="id4" draw:start-glue-point="9" draw:end-shape="id9" draw:end-glue-point="7" svg:d="M4695 8526l9347-2803" svg:viewBox="0 0 9348 2804">
          <text:p/>
        </draw:connector>
        <draw:connector draw:style-name="gr2" draw:text-style-name="P3" draw:layer="layout" draw:type="line" svg:x1="5.118cm" svg:y1="12.587cm" svg:x2="14.042cm" svg:y2="5.723cm" draw:start-shape="id5" draw:start-glue-point="10" draw:end-shape="id9" draw:end-glue-point="7" svg:d="M5118 12587l8924-6864" svg:viewBox="0 0 8925 6865">
          <text:p/>
        </draw:connector>
        <draw:connector draw:style-name="gr2" draw:text-style-name="P3" draw:layer="layout" draw:type="line" svg:x1="10.508cm" svg:y1="15.749cm" svg:x2="14.042cm" svg:y2="5.723cm" draw:start-shape="id3" draw:start-glue-point="4" draw:end-shape="id9" draw:end-glue-point="7" svg:d="M10508 15749l3534-10026" svg:viewBox="0 0 3535 10027">
          <text:p/>
        </draw:connector>
        <draw:connector draw:style-name="gr3" draw:text-style-name="P3" draw:layer="layout" draw:type="line" svg:x1="16.141cm" svg:y1="8.922cm" svg:x2="14.042cm" svg:y2="5.723cm" draw:start-shape="id7" draw:start-glue-point="7" draw:end-shape="id9" draw:end-glue-point="7" svg:d="M16141 8922l-2099-3199" svg:viewBox="0 0 2100 3200">
          <text:p/>
        </draw:connector>
        <draw:frame draw:style-name="gr9" draw:text-style-name="P4" draw:layer="layout" svg:width="3.175cm" svg:height="3.97cm" svg:x="11.214cm" svg:y="0.207cm">
          <draw:text-box>
            <text:p><text:span text:style-name="T2">0.1141, </text:span></text:p>
            <text:p><text:span text:style-name="T2">(12.3943),</text:span></text:p>
            <text:p><text:span text:style-name="T2">{0.2393}, </text:span></text:p>
            <text:p><text:span text:style-name="T2">[13]</text:span></text:p>
          </draw:text-box>
        </draw:frame>
        <draw:frame draw:style-name="gr9" draw:text-style-name="P4" draw:layer="layout" svg:width="2.975cm" svg:height="3.97cm" svg:x="2.967cm" svg:y="0.354cm">
          <draw:text-box>
            <text:p><text:span text:style-name="T2">0.0345, </text:span></text:p>
            <text:p><text:span text:style-name="T2">(15.9000),</text:span></text:p>
            <text:p><text:span text:style-name="T2">{0.1694}, </text:span></text:p>
            <text:p><text:span text:style-name="T2">[26]</text:span></text:p>
          </draw:text-box>
        </draw:frame>
        <draw:frame draw:style-name="gr9" draw:text-style-name="P4" draw:layer="layout" svg:width="2.921cm" svg:height="3.97cm" svg:x="0.481cm" svg:y="6.042cm">
          <draw:text-box>
            <text:p><text:span text:style-name="T2">0.0493,</text:span></text:p>
            <text:p><text:span text:style-name="T2">(13.4517),</text:span></text:p>
            <text:p><text:span text:style-name="T2">{0.2783},</text:span></text:p>
            <text:p><text:span text:style-name="T2">[19]</text:span></text:p>
          </draw:text-box>
        </draw:frame>
        <draw:frame draw:style-name="gr9" draw:text-style-name="P4" draw:layer="layout" svg:width="3.048cm" svg:height="3.97cm" svg:x="0.535cm" svg:y="12.24cm">
          <draw:text-box>
            <text:p><text:span text:style-name="T2">0.0251,</text:span></text:p>
            <text:p><text:span text:style-name="T2">(14.7601),</text:span></text:p>
            <text:p><text:span text:style-name="T2">{0.2466},</text:span></text:p>
            <text:p><text:span text:style-name="T2">[29]</text:span></text:p>
          </draw:text-box>
        </draw:frame>
        <draw:frame draw:style-name="gr9" draw:text-style-name="P4" draw:layer="layout" svg:width="3.172cm" svg:height="3.97cm" svg:x="6.604cm" svg:y="16.002cm">
          <draw:text-box>
            <text:p><text:span text:style-name="T2">0.0320,</text:span></text:p>
            <text:p><text:span text:style-name="T2">(9.1273),</text:span></text:p>
            <text:p><text:span text:style-name="T2">{0.2104},</text:span></text:p>
            <text:p><text:span text:style-name="T2">[12]</text:span></text:p>
          </draw:text-box>
        </draw:frame>
        <draw:frame draw:style-name="gr9" draw:text-style-name="P4" draw:layer="layout" svg:width="3.023cm" svg:height="3.97cm" svg:x="13.081cm" svg:y="15.94cm">
          <draw:text-box>
            <text:p><text:span text:style-name="T2">0.0420,</text:span></text:p>
            <text:p><text:span text:style-name="T2">(12.0071),</text:span></text:p>
            <text:p><text:span text:style-name="T2">{0.2098},</text:span></text:p>
            <text:p><text:span text:style-name="T2">[15]</text:span></text:p>
          </draw:text-box>
        </draw:frame>
        <draw:frame draw:style-name="gr10" draw:text-style-name="P4" draw:layer="layout" svg:width="3.086cm" svg:height="4.076cm" svg:x="17.107cm" svg:y="12.141cm">
          <draw:text-box>
            <text:p><text:span text:style-name="T2">0.0563,</text:span></text:p>
            <text:p><text:span text:style-name="T2">(7.0341),</text:span></text:p>
            <text:p><text:span text:style-name="T2">{0.1441},</text:span></text:p>
            <text:p><text:span text:style-name="T2">[6]</text:span></text:p>
          </draw:text-box>
        </draw:frame>
        <draw:frame draw:style-name="gr11" draw:text-style-name="P4" draw:layer="layout" svg:width="3.048cm" svg:height="4.017cm" svg:x="17.426cm" svg:y="6.685cm">
          <draw:text-box>
            <text:p><text:span text:style-name="T2">0.1000,</text:span></text:p>
            <text:p><text:span text:style-name="T2">(11.7081),</text:span></text:p>
            <text:p><text:span text:style-name="T2">{0.2562},</text:span></text:p>
            <text:p><text:span text:style-name="T2">[15]</text:span></text:p>
          </draw:text-box>
        </draw:frame>
        <draw:frame draw:style-name="gr12" draw:text-style-name="P4" draw:layer="layout" svg:width="2.967cm" svg:height="4.098cm" svg:x="15.421cm" svg:y="1.443cm">
          <draw:text-box>
            <text:p><text:span text:style-name="T2">0.1745,</text:span></text:p>
            <text:p><text:span text:style-name="T2">(11.6644),</text:span></text:p>
            <text:p><text:span text:style-name="T2">{0.2692},</text:span></text:p>
            <text:p><text:span text:style-name="T2">[18]</text:span></text:p>
          </draw:text-box>
        </draw:frame>
        <draw:custom-shape draw:style-name="gr13" draw:text-style-name="P5" draw:layer="layout" svg:width="20.574cm" svg:height="2.159cm" svg:x="0.254cm" svg:y="20.44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5.969cm" svg:height="1.911cm" svg:x="0.435cm" svg:y="20.574cm">
          <draw:text-box>
            <text:p><text:span text:style-name="T3">1: SSF score</text:span></text:p>
            <text:p><text:span text:style-name="T3">2: (tf*isf score)</text:span></text:p>
          </draw:text-box>
        </draw:frame>
        <draw:connector draw:style-name="gr15" draw:text-style-name="P5" draw:layer="layout" draw:type="line" svg:x1="13.545cm" svg:y1="15.21cm" svg:x2="9.677cm" svg:y2="9.218cm" draw:start-shape="id6" draw:start-glue-point="6" svg:d="M13545 15210l-3868-5992" svg:viewBox="0 0 3869 5993">
          <text:p/>
        </draw:connector>
        <draw:frame draw:style-name="gr14" draw:text-style-name="P6" draw:layer="layout" svg:width="8.441cm" svg:height="1.911cm" svg:x="12.236cm" svg:y="20.575cm">
          <draw:text-box>
            <text:p><text:span text:style-name="T3">3: {sim to all candidates}</text:span></text:p>
            <text:p><text:span text:style-name="T3">4: [size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07T10:37:25.667135664</meta:creation-date>
    <dc:date>2017-06-17T16:10:40.607280453</dc:date>
    <dc:creator>Abdelkrime Aries</dc:creator>
    <meta:editing-duration>PT2H48M52S</meta:editing-duration>
    <meta:editing-cycles>59</meta:editing-cycles>
    <meta:generator>LibreOffice/5.1.6.2$Linux_X86_64 LibreOffice_project/10m0$Build-2</meta:generator>
    <meta:document-statistic meta:object-count="49"/>
  </office:meta>
</office:document-meta>
</file>